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4b98" officeooo:paragraph-rsid="00064b98"/>
    </style:style>
    <style:style style:name="P2" style:family="paragraph" style:parent-style-name="Standard">
      <style:text-properties officeooo:rsid="0007bc6e" officeooo:paragraph-rsid="0007bc6e"/>
    </style:style>
    <style:style style:name="P3" style:family="paragraph" style:parent-style-name="Standard">
      <style:text-properties officeooo:rsid="000810a4" officeooo:paragraph-rsid="000810a4"/>
    </style:style>
    <style:style style:name="P4" style:family="paragraph" style:parent-style-name="Standard">
      <style:text-properties officeooo:rsid="000be996" officeooo:paragraph-rsid="000be996"/>
    </style:style>
    <style:style style:name="P5" style:family="paragraph" style:parent-style-name="Standard">
      <style:text-properties officeooo:rsid="000d1d2b" officeooo:paragraph-rsid="000d1d2b"/>
    </style:style>
    <style:style style:name="P6" style:family="paragraph" style:parent-style-name="Standard">
      <style:text-properties officeooo:rsid="000e5811" officeooo:paragraph-rsid="000e5811"/>
    </style:style>
    <style:style style:name="P7" style:family="paragraph" style:parent-style-name="Standard">
      <style:text-properties officeooo:rsid="000f56bf" officeooo:paragraph-rsid="000f56bf"/>
    </style:style>
    <style:style style:name="P8" style:family="paragraph" style:parent-style-name="Standard">
      <style:text-properties officeooo:rsid="000fca75" officeooo:paragraph-rsid="000fca75"/>
    </style:style>
    <style:style style:name="P9" style:family="paragraph" style:parent-style-name="Standard">
      <style:text-properties officeooo:rsid="00110fb8" officeooo:paragraph-rsid="00110fb8"/>
    </style:style>
    <style:style style:name="P10" style:family="paragraph" style:parent-style-name="Standard">
      <style:text-properties officeooo:rsid="0012c23f" officeooo:paragraph-rsid="0012c23f"/>
    </style:style>
    <style:style style:name="P11" style:family="paragraph" style:parent-style-name="Standard">
      <style:text-properties officeooo:rsid="00139958" officeooo:paragraph-rsid="00139958"/>
    </style:style>
    <style:style style:name="P12" style:family="paragraph" style:parent-style-name="Standard">
      <style:text-properties officeooo:rsid="00152305" officeooo:paragraph-rsid="00152305"/>
    </style:style>
    <style:style style:name="T1" style:family="text">
      <style:text-properties officeooo:rsid="0007b184"/>
    </style:style>
    <style:style style:name="T2" style:family="text">
      <style:text-properties officeooo:rsid="0007bc6e"/>
    </style:style>
    <style:style style:name="T3" style:family="text">
      <style:text-properties officeooo:rsid="000810a4"/>
    </style:style>
    <style:style style:name="T4" style:family="text">
      <style:text-properties officeooo:rsid="0009fb71"/>
    </style:style>
    <style:style style:name="T5" style:family="text">
      <style:text-properties officeooo:rsid="000bc40d"/>
    </style:style>
    <style:style style:name="T6" style:family="text">
      <style:text-properties officeooo:rsid="000be996"/>
    </style:style>
    <style:style style:name="T7" style:family="text">
      <style:text-properties officeooo:rsid="000d1d2b"/>
    </style:style>
    <style:style style:name="T8" style:family="text">
      <style:text-properties officeooo:rsid="000e5811"/>
    </style:style>
    <style:style style:name="T9" style:family="text">
      <style:text-properties officeooo:rsid="000fca75"/>
    </style:style>
    <style:style style:name="T10" style:family="text">
      <style:text-properties officeooo:rsid="00104ccd"/>
    </style:style>
    <style:style style:name="T11" style:family="text">
      <style:text-properties officeooo:rsid="0012976d"/>
    </style:style>
    <style:style style:name="T12" style:family="text">
      <style:text-properties officeooo:rsid="0012c23f"/>
    </style:style>
    <style:style style:name="T13" style:family="text">
      <style:text-properties officeooo:rsid="00139958"/>
    </style:style>
    <style:style style:name="T14" style:family="text">
      <style:text-properties officeooo:rsid="00152305"/>
    </style:style>
    <style:style style:name="T15" style:family="text">
      <style:text-properties officeooo:rsid="001687dd"/>
    </style:style>
    <style:style style:name="T16" style:family="text">
      <style:text-properties officeooo:rsid="00176b00"/>
    </style:style>
    <style:style style:name="T17" style:family="text">
      <style:text-properties officeooo:rsid="0017db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ssion 2</text:p>
      <text:p text:style-name="P1"/>
      <text:p text:style-name="P1">We start off at the entrance to the Mausoleum of Dusk, having just defeated the shadowy spectra guardians. <text:span text:style-name="T1">Lady Syldi hands each of us an Elixir of Life (minor), to try and help us in these coming trials. Corpus Mentis – this place very physical, not ethereal. We are at the entrance of a large hedge maze. Behind the guardian (of which we can only see the skull of his skeletal form, the rest covered by a cloak), a large, twisted, iron-wrought lamp-post, </text:span><text:span text:style-name="T2">and three different paths, splitting off</text:span><text:span text:style-name="T1">. </text:span></text:p>
      <text:p text:style-name="P1"/>
      <text:p text:style-name="P2">“There are many things worth claiming, Twisted One [referring to Arcos]. It is up to you to decide what you claim.”</text:p>
      <text:p text:style-name="P2"/>
      <text:p text:style-name="P2">The lamp-post, as Yenik approaches it, reaches up to itself and detaches it’s lamp, handing it to him, and Yenik accepts it out of impulse. The writing on the lamp-post, and the three signs, appears to everyone in their native language. To Aphra, it appears blank. Yenik speculates it’s to do with her soul, as Nyxsi’s theory about Aphra being created is false, as Rip can read the signs. </text:p>
      <text:p text:style-name="P2"/>
      <text:p text:style-name="P2">The lost (left), the broken (centre), the forgotten (right), are the writings on the now lampless signpost. Then, a new sign appears, with the words ‘The Master’s House’ on it. <text:span text:style-name="T3">The spectral guardian, in response to a question, says that this is the realm of the Master. Aphra can read this sign – it appears to her in the handwriting of the man who she remembers from her dream. </text:span></text:p>
      <text:p text:style-name="P2"/>
      <text:p text:style-name="P3">Arcos figures out that the patron of this realm is the Grey Master, Norgorbor. <text:span text:style-name="T4">We decide to get through this area quickly, especially after the guardian drains the colour form one of Rip’s marbles, accepting ‘the gift of colour’. </text:span><text:span text:style-name="T5">Heading down the left path, the Lost, the group comes to a house. Arcos tries knocking on the door with his cane, and is immediately teleported back to the edge of the boundary. </text:span><text:span text:style-name="T6">Bellathonis approaches, and knocks on the door using a knocker. The door opens, we enter, and then the door closes behind us. </text:span></text:p>
      <text:p text:style-name="P3"/>
      <text:p text:style-name="P4">Entering a parlour to our left, there is tea, a grandfather clock, and books. Aphra approaches the clock, and using Time Sense, sees that the clock is at the wrong time, and just stopped. It keeps repeating the last three seconds. She also notices in the clapper, a fused soul coin, made of two different soul coin <text:span text:style-name="T7">halves</text:span>. The tea doesn’t hurt us – it rewinds the moment so we were never hit at all. As some of us examine the books, Bellathonis, standing in the doorway, notices an eye from another doorway. They excuse themselves, and go towards the door. When they reach the door, it’s already closed – until Bellathonis speaks, asking for the honour of their company. </text:p>
      <text:p text:style-name="P4"/>
      <text:p text:style-name="P4">An invisible entity is in the parlour with us now. They drink the tea, shaking, slightly scared. They say they’re not meant to be seen, and that they’re Nobody. Grandfather does not want them seen – they call them grandfather as they brought the grandfather clock. <text:span text:style-name="T7">When Aphra speaks up, Nobody says that they’re sorry, they understand now – what ‘they’ did to Aphra was wrong, they shouldn’t have done that. ‘They’re’ bad people. [They not being Nobody, but someone else.] They would take Arcos’s pain away, but it has been too many ‘ticks’ since then. Too many ticks have tocked since the pain. They say that Arcos isn’t broken, he is still himself, despite all the pain he went through. </text:span></text:p>
      <text:p text:style-name="P4"/>
      <text:p text:style-name="P5">Yenik asks what Grandfather looked like – and then the sound of footsteps is heard, as Nobody scurries away at the question, retrieving a photo – it shows Torque Vandomal, the now deceased previous head of house Vandomal. <text:span text:style-name="T8">They</text:span> says that he always wanted to know what was going on tomorrow, and the morrow after morrow, etc. <text:span text:style-name="T8">Yenik declares them family, and with that, she reveals herself – a youngish person, and half of that fused soul coin is theirs. Their soul is currently not owned by themselves. </text:span></text:p>
      <text:p text:style-name="P5"/>
      <text:p text:style-name="P6"><text:soft-page-break/>Yenik and Lady Syldi step out to the conservatory to discuss getting her out, proposing that if she could walk out on her own, it would not count as the object they were allowed. Someone else is there – The Grey Master himself, and he says that the entity known as Nobody is his. The previous Lord Vandomal was in the process of negotiating with The Grey Master to release her – if he could kill the leader of the Green Candle Society <text:span text:style-name="T14">(the Choir Master)</text:span>, he would release her. However, The Grey Master could not tell you their name, as they have given it up. The GCS is an illegal slave trade organisation – slavery is legal, but these are rare and broken slaves. Yenik agrees, and Nobody is allowed to leave – but only their physical self. Their soul coin must stay here until the murder is complete. They shake hands, and Yenik is then marked by The Grey Master – on the back of his hand [he’s always wearing gloves anyway]. As the Grey Master leaves, they offer one final parting comment – that Yenik’s dragon friend may be disappointed with the book, as one page is now missing. </text:p>
      <text:p text:style-name="P6"/>
      <text:p text:style-name="P7">Aphra and Bellathonis make their way to the kitchen – Bellathonis puts on an apron, and starts scrubbing copper pots. Aphra copies them, slightly unsure as to what they’re doing. They discuss the nature of the soul coins, and Bellathonis’s own soul – a servant of two masters. As they finish a couple of the pots, they head back to the parlour <text:span text:style-name="T9">briefly</text:span>, meeting Yenik and Syldi as they exit the conservatory. </text:p>
      <text:p text:style-name="P7"/>
      <text:p text:style-name="P8">Yenik and Syldi both inform the rest of us of the deal – <text:span text:style-name="T10">tying us all into the deal. Arcos protests at this. Then, Nyxsi speaks up, saying that they also have bad news – and Arcos explains that Bellathonis’s soul coin splitting may lead to their death, and they need to find it quickly, before his soul decays. Nyxsi then points at the clock – the fused soul coin has changed, with one half having been ‘consumed’ to compensate for the fact that they are fused. Rip is clawing at the clock, trying to get to the fused soul coin, and then Arcos and Nyxsi explain that when they tried to give the coin to Rip for safe keeping, it disappeared back into the clock. Yenik and Syldi then explain that whilst Nobody can leave physically, their soul coin will stay here. Bellathonis reminds that a split coin can lead to split loyalties – as they twitch, the very edge of their eye seems to crack, with very thin spiderweb like cracks. </text:span></text:p>
      <text:p text:style-name="P8"/>
      <text:p text:style-name="P9">Nobody comes back again and is asked about the book – she knows it. And when Yenik says that they have permission to take it, she starts undressing – revealing arcanic symbols all along her skin, seemingly inked in, and yet constantly moving. The entirety of the Codex Ashari is inscribed upon her skin, and only when concentrating and touching her skin does a particular passage remain still. However, this is not the original book – it has simply been transcribed onto her flesh. The original book, thankfully, is still here, and Nobody says that it is in the study, and that we can go up. We do so, and the large door opens. Inside sits a single twisted metal plinth, holding a single book, bound in what appears to be flesh. <text:span text:style-name="T11">Lady Syldi tries to determine the type of flesh, but is unable to to narrow it down much. Bellathonis is slightly more successful, and it is human flesh. There are a great many warding circles and glyphs surrounding the plinth. They are designed to prevent anyone but the caster or their blood from entering and taking the book. Yenik attempts to retrieve it, and is thrown out of the circle, injured. A penny dissolves the moment it is thrown into the ward – and if it carried in by magic, the caster is affected. </text:span><text:span text:style-name="T12">Rip is able to cross it, and retrieves the book. Unfortunately, the wards and glyphs disappear the moment the book is removed. Aphra silently screams into the void. </text:span></text:p>
      <text:p text:style-name="P9"/>
      <text:p text:style-name="P10">There is a window in the study – stained glass, and broken. It used to depict a symbol of Sarenrae. Nyxsi mentions that there’s a statue of Sarenrae in <text:span text:style-name="T13">the late Lord Vandomal’s bedroom. Then, The Grey Master appears again, and congratulates us on finding what we came for. </text:span></text:p>
      <text:p text:style-name="P10"/>
      <text:p text:style-name="P11">Then he offers Aphra a deal. Asking what her secret is worth to her. She replies with ‘Nearly everything.’ He extends a hand, saying that he’ll accept those terms. Arcos interjects, saying that <text:soft-page-break/>those are fangs, not a true offer. She looks back at the extended hand, and considers the deal with longing – she really wants to know who she is. But she does refuse, stating that <text:span text:style-name="T14">she wishes to find out for herself. And then Rip steps up, offering a frosted glass marble for the secret – and the hand is once again extended to Rip, who accepts it. Aphra screams internally, </text:span><text:span text:style-name="T17">but is expressionless on the outside</text:span><text:span text:style-name="T14">. </text:span></text:p>
      <text:p text:style-name="P11"/>
      <text:p text:style-name="P12">Rip, after shaking hands with them, then goes and gives Aphra a hug. She hugs back, says nothing, and then lets Rip go. <text:span text:style-name="T15">The Grey Master then sighs, saying that whilst Nobody was one of their prettiest prizes, this was simply business. They leave, and Nobody collapses. Aphra rushes downstairs, and the grandfather clock is gone. Heading back upstairs, Nobody rouses, and they say that she now knows her name, but that the Grey Master said it would start wars, and there would be bloodshed over it. She does tell us her first name – Alerya </text:span><text:span text:style-name="T16">(ill-ere-i-ya)</text:span><text:span text:style-name="T15">. The moment it is said, it feels like something is watching us, and that this is a big thing. And this is just her first name, which she said would not be as bad. </text:span></text:p>
      <text:p text:style-name="P11"/>
      <text:p text:style-name="P11"/>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9-28T17:23:08.168000000</meta:creation-date>
    <dc:date>2024-09-29T01:54:01.370000000</dc:date>
    <meta:editing-duration>PT19M13S</meta:editing-duration>
    <meta:editing-cycles>4</meta:editing-cycles>
    <meta:generator>LibreOffice/7.2.0.4$Windows_X86_64 LibreOffice_project/9a9c6381e3f7a62afc1329bd359cc48accb6435b</meta:generator>
    <meta:document-statistic meta:table-count="0" meta:image-count="0" meta:object-count="0" meta:page-count="3" meta:paragraph-count="16" meta:word-count="1635" meta:character-count="9211" meta:non-whitespace-character-count="7549"/>
  </office:meta>
</office:document-meta>
</file>